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2" svg:font-family="'Courier New'" style:font-family-generic="roman" style:font-pitch="fixed"/>
    <style:font-face style:name="Times New Roman1" svg:font-family="'Times New Roman'" style:font-family-generic="roma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eeeee" draw:textarea-vertical-align="middle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3" style:family="paragraph">
      <style:paragraph-properties fo:text-align="center"/>
      <style:text-properties style:font-name="Liberation Sans2"/>
    </style:style>
    <style:style style:name="P4" style:family="paragraph">
      <style:paragraph-properties fo:text-align="center"/>
      <style:text-properties style:font-name="Liberation Sans2" fo:font-size="14pt" style:font-size-asian="14pt" style:font-size-complex="14pt"/>
    </style:style>
    <style:style style:name="P5" style:family="paragraph">
      <style:paragraph-properties fo:text-align="center"/>
      <style:text-properties style:font-name="Courier New1" fo:font-size="14pt" style:font-size-asian="14pt" style:font-size-complex="14pt"/>
    </style:style>
    <style:style style:name="T1" style:family="text">
      <style:text-properties style:font-name="Liberation Sans2" fo:font-size="14pt" style:font-size-asian="14pt" style:font-size-complex="14pt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Courier New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2" draw:id="id2" draw:layer="layout" svg:width="14.217cm" svg:height="7.02cm" svg:x="3.988cm" svg:y="6.667cm">
          <text:p text:style-name="P1"><text:span text:style-name="T1">main.c</text:span></text:p>
          <text:p text:style-name="P1"><text:span text:style-name="T1">Параметры программы задаются аргументами</text:span></text:p>
          <text:p text:style-name="P1"><text:span text:style-name="T1">Командной строки, разбираемыми getopt()</text:span></text:p>
          <text:p text:style-name="P1"><text:span text:style-name="T1">основной файл, содержащий обращения </text:span></text:p>
          <text:p text:style-name="P1"><text:span text:style-name="T1">к функциям ввода-вывода, выполняемые в </text:span></text:p>
          <text:p text:style-name="P1"><text:span text:style-name="T1">бесконечном цикле , порядок</text:span></text:p>
          <text:p text:style-name="P1"><text:span text:style-name="T1">обращения определяется с помощью</text:span></text:p>
          <text:p text:style-name="P1"><text:span text:style-name="T1">системного вызова select().</text:span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1" draw:id="id1" draw:layer="layout" svg:width="8.185cm" svg:height="3.846cm" svg:x="7.02cm" svg:y="1.34cm">
          <text:p text:style-name="P3"><text:span text:style-name="T1">duino_term</text:span></text:p>
          <text:p text:style-name="P3"><text:span text:style-name="T1">Бинарный файл программы </text:span></text:p>
          <text:p text:style-name="P3"><text:span text:style-name="T1">сервера приема и </text:span></text:p>
          <text:p text:style-name="P3"><text:span text:style-name="T1">обработки данных </text:span></text:p>
          <text:p text:style-name="P3"><text:span text:style-name="T1">от Arduino Leonard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5" draw:layer="layout" svg:x1="11.112cm" svg:y1="5.186cm" svg:x2="11.096cm" svg:y2="6.667cm" draw:start-shape="id1" draw:start-glue-point="2" draw:end-shape="id2" draw:end-glue-point="0" svg:d="M11112 5186v741h-16v740" svg:viewBox="0 0 17 1482">
          <text:p/>
        </draw:connector>
        <draw:custom-shape draw:style-name="gr1" draw:text-style-name="P5" xml:id="id3" draw:id="id3" draw:layer="layout" svg:width="8.807cm" svg:height="4.94cm" svg:x="1cm" svg:y="18.45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1">log_duino.c</text:span></text:p>
          <text:p text:style-name="P1"><text:span text:style-name="T1"/></text:p>
          <text:p text:style-name="P1"><text:span text:style-name="T1">создание, изменение, запись </text:span></text:p>
          <text:p text:style-name="P1"><text:span text:style-name="T1">и чтение в/из лог-файла, </text:span></text:p>
          <text:p text:style-name="P1"><text:span text:style-name="T1">по умолчанию создаваемого</text:span></text:p>
          <text:p text:style-name="P1"><text:span text:style-name="T1">в текущей директории.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xml:id="id4" draw:id="id4" draw:layer="layout" svg:width="9.381cm" svg:height="7.937cm" svg:x="10.619cm" svg:y="18.31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1"/></text:p>
          <text:p text:style-name="P1"><text:span text:style-name="T1">term.c</text:span></text:p>
          <text:p text:style-name="P1"><text:span text:style-name="T1">Содержит функции инициализации,</text:span></text:p>
          <text:p text:style-name="P1"><text:span text:style-name="T1">чтения и отправки данных,</text:span></text:p>
          <text:p text:style-name="P1"><text:span text:style-name="T1">а также закрытия файловых </text:span></text:p>
          <text:p text:style-name="P1"><text:span text:style-name="T1">дескрипторов,</text:span></text:p>
          <text:p text:style-name="P1"><text:span text:style-name="T1">используются библиотеки </text:span></text:p>
          <text:p text:style-name="P1"><text:span text:style-name="T1">termios для последовательного </text:span></text:p>
          <text:p text:style-name="P1"><text:span text:style-name="T1">интерфейса и sys/socket, </text:span></text:p>
          <text:p text:style-name="P1"><text:span text:style-name="T1">arpa/inet для работы в режиме</text:span></text:p>
          <text:p text:style-name="P1"><text:span text:style-name="T1">utp-сервера <text:s text:c="3"/></text:span></text:p>
          <text:p text:style-name="P1"><text:span text:style-name="T1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line-skew="-0.123cm" svg:x1="5.403cm" svg:y1="18.45cm" svg:x2="11.096cm" svg:y2="13.687cm" draw:start-shape="id3" draw:start-glue-point="0" draw:end-shape="id2" svg:d="M5403 18450v-2504h5693v-2259" svg:viewBox="0 0 5694 4764">
          <text:p/>
        </draw:connector>
        <draw:connector draw:style-name="gr3" draw:text-style-name="P1" draw:layer="layout" draw:line-skew="-0.053cm" svg:x1="15.309cm" svg:y1="18.31cm" svg:x2="11.096cm" svg:y2="13.687cm" draw:start-shape="id4" draw:start-glue-point="0" draw:end-shape="id2" svg:d="M15309 18310v-2364h-4213v-2259" svg:viewBox="0 0 4214 462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2" svg:font-family="'Courier New'" style:font-family-generic="roman" style:font-pitch="fixed"/>
    <style:font-face style:name="Times New Roman1" svg:font-family="'Times New Roman'" style:font-family-generic="roma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8T16:18:35.110889241</meta:creation-date>
    <dc:date>2017-02-09T03:23:14.267339139</dc:date>
    <meta:editing-duration>PT15M11S</meta:editing-duration>
    <meta:editing-cycles>18</meta:editing-cycles>
    <meta:generator>LibreOffice/4.2.8.2$Linux_X86_64 LibreOffice_project/420m0$Build-2</meta:generator>
    <meta:document-statistic meta:object-count="7"/>
  </office:meta>
</office:document-meta>
</file>